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solid" draw:fill-color="#dddddd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5.5cm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fo:min-height="0.73cm" fo:min-width="0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 fo:min-height="0.73cm" fo:min-width="0cm"/>
    </style:style>
    <style:style style:name="gr5" style:family="graphic" style:parent-style-name="standard">
      <style:graphic-properties draw:fill="solid" draw:fill-color="#009999" draw:textarea-horizontal-align="justify" draw:textarea-vertical-align="middle" draw:auto-grow-height="false" fo:min-height="0.73cm" fo:min-width="0cm"/>
    </style:style>
    <style:style style:name="gr6" style:family="graphic" style:parent-style-name="standard">
      <style:graphic-properties draw:fill="solid" draw:fill-color="#99cc66" draw:textarea-horizontal-align="justify" draw:textarea-vertical-align="middle" draw:auto-grow-height="false" fo:min-height="0.73cm" fo:min-width="0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0.73cm" fo:min-width="0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73cm" fo:min-width="0cm"/>
    </style:style>
    <style:style style:name="gr9" style:family="graphic" style:parent-style-name="standard">
      <style:graphic-properties draw:fill="solid" draw:fill-color="#ffcccc" draw:textarea-horizontal-align="justify" draw:textarea-vertical-align="middle" draw:auto-grow-height="false" fo:min-height="0.73cm" fo:min-width="0cm"/>
    </style:style>
    <style:style style:name="gr10" style:family="graphic" style:parent-style-name="standard">
      <style:graphic-properties draw:stroke="none" svg:stroke-color="#000000" draw:fill="none" draw:fill-color="#ffffff" fo:min-height="1.649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0cm"/>
    </style:style>
    <style:style style:name="gr14" style:family="graphic" style:parent-style-name="standard">
      <style:graphic-properties draw:stroke="none" svg:stroke-color="#000000" draw:fill="none" draw:fill-color="#ffffff" fo:min-height="1.033cm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 fo:min-height="2.484cm" fo:min-width="5.5cm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 fo:min-height="2.484cm" fo:min-width="13.254cm"/>
    </style:style>
    <style:style style:name="gr17" style:family="graphic" style:parent-style-name="standard">
      <style:graphic-properties svg:stroke-color="#000000" draw:fill="none" draw:textarea-vertical-align="middle" draw:auto-grow-height="false" fo:min-height="2.878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17cm"/>
    </style:style>
    <style:style style:name="gr20" style:family="graphic" style:parent-style-name="standard">
      <style:graphic-properties draw:stroke="none" svg:stroke-color="#000000" draw:fill="none" draw:fill-color="#ffffff" fo:min-height="1.549cm"/>
    </style:style>
    <style:style style:name="gr21" style:family="graphic" style:parent-style-name="objectwithoutfill">
      <style:graphic-properties draw:stroke="none" draw:fill="solid" draw:fill-color="#ff950e" draw:opacity="60%" draw:textarea-vertical-align="middle" draw:shadow-opacity="60%"/>
    </style:style>
    <style:style style:name="gr22" style:family="graphic" style:parent-style-name="objectwithoutfill">
      <style:graphic-properties svg:stroke-width="0.1cm" svg:stroke-color="#ff6600" draw:marker-start-width="0.5cm" draw:marker-end-width="0.5cm" draw:fill="solid" draw:fill-color="#ff950e" draw:opacity="60%" draw:textarea-vertical-align="middle" fo:padding-top="0.175cm" fo:padding-bottom="0.175cm" fo:padding-left="0.3cm" fo:padding-right="0.3cm" draw:shadow-opacity="60%"/>
    </style:style>
    <style:style style:name="gr23" style:family="graphic" style:parent-style-name="objectwithoutfill">
      <style:graphic-properties svg:stroke-width="0.1cm" svg:stroke-color="#ff6600" draw:marker-start-width="0.5cm" draw:marker-end-width="0.5cm" svg:stroke-linecap="round" draw:fill="none" draw:fill-color="#ff9900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solid" draw:fill-color="#ffcccc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draw:stroke="none" draw:fill="solid" draw:fill-color="#999999" draw:opacity="40%" draw:textarea-horizontal-align="justify" draw:textarea-vertical-align="middle" draw:auto-grow-height="false" fo:min-height="0.75cm" fo:min-width="0.5cm" draw:shadow-opacity="40%"/>
    </style:style>
    <style:style style:name="gr27" style:family="graphic" style:parent-style-name="standard">
      <style:graphic-properties draw:stroke="none" draw:fill="solid" draw:fill-color="#999999" draw:opacity="40%" draw:textarea-horizontal-align="justify" draw:textarea-vertical-align="middle" draw:auto-grow-height="false" fo:min-height="0.75cm" fo:min-width="2.5cm" draw:shadow-opacity="40%"/>
    </style:style>
    <style:style style:name="gr28" style:family="graphic" style:parent-style-name="standard">
      <style:graphic-properties draw:fill="none" draw:textarea-vertical-align="middle" draw:auto-grow-height="false" fo:min-height="13.494cm" fo:min-width="0cm"/>
    </style:style>
    <style:style style:name="gr29" style:family="graphic" style:parent-style-name="standard">
      <style:graphic-properties draw:stroke="none" svg:stroke-color="#000000" draw:fill="none" draw:fill-color="#ffffff" fo:min-height="0.633cm"/>
    </style:style>
    <style:style style:name="gr30" style:family="graphic" style:parent-style-name="standard">
      <style:graphic-properties draw:stroke="none" draw:fill="solid" draw:fill-color="#999999" draw:opacity="40%" draw:textarea-horizontal-align="justify" draw:textarea-vertical-align="middle" draw:auto-grow-height="false" fo:min-height="0.75cm" fo:min-width="3.5cm" draw:shadow-opacity="40%"/>
    </style:style>
    <style:style style:name="gr31" style:family="graphic" style:parent-style-name="standard">
      <style:graphic-properties draw:stroke="none" svg:stroke-color="#000000" draw:fill="none" draw:fill-color="#ffffff" fo:min-height="0.849cm"/>
    </style:style>
    <style:style style:name="gr32" style:family="graphic" style:parent-style-name="standard">
      <style:graphic-properties draw:stroke="none" draw:fill="solid" draw:fill-color="#999999" draw:opacity="40%" draw:textarea-horizontal-align="justify" draw:textarea-vertical-align="middle" draw:auto-grow-height="false" fo:min-height="0.75cm" fo:min-width="6.5cm" draw:shadow-opacity="40%"/>
    </style:style>
    <style:style style:name="gr33" style:family="graphic" style:parent-style-name="standard">
      <style:graphic-properties draw:stroke="none" svg:stroke-color="#000000" draw:fill="none" draw:fill-color="#ffffff" fo:min-height="0.55cm"/>
    </style:style>
    <style:style style:name="gr34" style:family="graphic" style:parent-style-name="standard">
      <style:graphic-properties draw:stroke="none" svg:stroke-color="#000000" draw:fill="none" draw:fill-color="#ffffff" fo:min-height="0.65cm"/>
    </style:style>
    <style:style style:name="gr35" style:family="graphic" style:parent-style-name="standard">
      <style:graphic-properties draw:stroke="none" draw:fill="hatch" draw:fill-color="#999999" draw:fill-hatch-name="Black_20_45_20_Degrees" draw:fill-hatch-solid="false" draw:opacity="40%" draw:textarea-horizontal-align="justify" draw:textarea-vertical-align="middle" draw:auto-grow-height="false" fo:min-height="0.75cm" fo:min-width="0.5cm" draw:shadow-opacity="40%"/>
    </style:style>
    <style:style style:name="gr36" style:family="graphic" style:parent-style-name="standard">
      <style:graphic-properties draw:stroke="none" draw:fill="hatch" draw:fill-color="#999999" draw:fill-hatch-name="Black_20_45_20_Degrees" draw:fill-hatch-solid="false" draw:opacity="40%" draw:textarea-horizontal-align="justify" draw:textarea-vertical-align="middle" draw:auto-grow-height="false" fo:min-height="0.75cm" fo:min-width="7.5cm" draw:shadow-opacity="40%"/>
    </style:style>
    <style:style style:name="gr37" style:family="graphic" style:parent-style-name="standard">
      <style:graphic-properties draw:stroke="none" draw:fill="none" draw:fill-color="#999999" draw:fill-hatch-solid="false" draw:opacity="40%" draw:textarea-horizontal-align="justify" draw:textarea-vertical-align="middle" draw:auto-grow-height="false" fo:min-height="0.75cm" fo:min-width="0.5cm" draw:shadow-opacity="40%"/>
    </style:style>
    <style:style style:name="gr38" style:family="graphic" style:parent-style-name="standard">
      <style:graphic-properties draw:stroke="dash" draw:stroke-dash="Ultrafine_20_Dashed" draw:fill="none" draw:fill-color="#ffffff" draw:textarea-horizontal-align="justify" draw:textarea-vertical-align="middle" draw:auto-grow-height="false" fo:min-height="0.75cm" fo:min-width="0.5cm"/>
    </style:style>
    <style:style style:name="gr39" style:family="graphic" style:parent-style-name="standard">
      <style:graphic-properties draw:stroke="none" svg:stroke-color="#000000" draw:fill="none" draw:fill-color="#ffffff" fo:min-height="0.549cm"/>
    </style:style>
    <style:style style:name="gr40" style:family="graphic" style:parent-style-name="standard">
      <style:graphic-properties draw:stroke="none" draw:fill="hatch" draw:fill-color="#999999" draw:fill-hatch-name="Black_20_45_20_Degrees" draw:fill-hatch-solid="false" draw:opacity="40%" draw:textarea-horizontal-align="justify" draw:textarea-vertical-align="middle" draw:auto-grow-height="false" fo:min-height="0.75cm" fo:min-width="1.5cm" draw:shadow-opacity="40%"/>
    </style:style>
    <style:style style:name="gr41" style:family="graphic" style:parent-style-name="standard">
      <style:graphic-properties draw:stroke="none" draw:fill="hatch" draw:fill-color="#999999" draw:fill-hatch-name="Black_20_45_20_Degrees" draw:fill-hatch-solid="false" draw:opacity="40%" draw:textarea-horizontal-align="justify" draw:textarea-vertical-align="middle" draw:auto-grow-height="false" fo:min-height="0.75cm" fo:min-width="2.5cm" draw:shadow-opacity="40%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4.25cm" fo:min-width="7.5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10.25cm" fo:min-width="7.5cm"/>
    </style:style>
    <style:style style:name="gr44" style:family="graphic" style:parent-style-name="objectwithoutfill">
      <style:graphic-properties draw:marker-end="Small_20_Arrow" draw:fill="none" draw:textarea-vertical-align="middle"/>
    </style:style>
    <style:style style:name="gr45" style:family="graphic" style:parent-style-name="standard">
      <style:graphic-properties draw:stroke="none" draw:fill="solid" draw:fill-color="#999999" draw:opacity="40%" draw:textarea-horizontal-align="justify" draw:textarea-vertical-align="middle" draw:auto-grow-height="false" fo:min-height="0.75cm" fo:min-width="1.5cm" draw:shadow-opacity="40%"/>
    </style:style>
    <style:style style:name="P1" style:family="paragraph">
      <loext:graphic-properties draw:fill="solid" draw:fill-color="#dddddd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loext:graphic-properties draw:fill="solid" draw:fill-color="#ffffff"/>
      <style:paragraph-properties fo:margin-left="0cm" fo:margin-right="1cm" fo:margin-top="1cm" fo:margin-bottom="1cm" fo:text-align="center" fo:text-indent="0cm" style:writing-mode="lr-tb"/>
    </style:style>
    <style:style style:name="P3" style:family="paragraph">
      <loext:graphic-properties draw:fill="solid" draw:fill-color="#ccccff"/>
      <style:paragraph-properties fo:margin-left="0cm" fo:margin-right="1cm" fo:margin-top="1cm" fo:margin-bottom="1cm" fo:text-align="center" fo:text-indent="0cm" style:writing-mode="lr-tb"/>
    </style:style>
    <style:style style:name="P4" style:family="paragraph">
      <loext:graphic-properties draw:fill="solid" draw:fill-color="#00cccc"/>
      <style:paragraph-properties fo:margin-left="0cm" fo:margin-right="1cm" fo:margin-top="1cm" fo:margin-bottom="1cm" fo:text-align="center" fo:text-indent="0cm" style:writing-mode="lr-tb"/>
    </style:style>
    <style:style style:name="P5" style:family="paragraph">
      <loext:graphic-properties draw:fill="solid" draw:fill-color="#009999"/>
      <style:paragraph-properties fo:margin-left="0cm" fo:margin-right="1cm" fo:margin-top="1cm" fo:margin-bottom="1cm" fo:text-align="center" fo:text-indent="0cm" style:writing-mode="lr-tb"/>
    </style:style>
    <style:style style:name="P6" style:family="paragraph">
      <loext:graphic-properties draw:fill="solid" draw:fill-color="#99cc66"/>
      <style:paragraph-properties fo:margin-left="0cm" fo:margin-right="1cm" fo:margin-top="1cm" fo:margin-bottom="1cm" fo:text-align="center" fo:text-indent="0cm" style:writing-mode="lr-tb"/>
    </style:style>
    <style:style style:name="P7" style:family="paragraph">
      <loext:graphic-properties draw:fill="solid" draw:fill-color="#ffffcc"/>
      <style:paragraph-properties fo:margin-left="0cm" fo:margin-right="1cm" fo:margin-top="1cm" fo:margin-bottom="1cm" fo:text-align="center" fo:text-indent="0cm" style:writing-mode="lr-tb"/>
    </style:style>
    <style:style style:name="P8" style:family="paragraph">
      <loext:graphic-properties draw:fill="solid" draw:fill-color="#ffcc99"/>
      <style:paragraph-properties fo:margin-left="0cm" fo:margin-right="1cm" fo:margin-top="1cm" fo:margin-bottom="1cm" fo:text-align="center" fo:text-indent="0cm" style:writing-mode="lr-tb"/>
    </style:style>
    <style:style style:name="P9" style:family="paragraph">
      <loext:graphic-properties draw:fill="solid" draw:fill-color="#ffcccc"/>
      <style:paragraph-properties fo:margin-left="0cm" fo:margin-right="1cm" fo:margin-top="1cm" fo:margin-bottom="1cm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style:font-name="Calibri1" fo:font-size="12pt" style:font-size-asian="18pt" style:font-size-complex="18pt"/>
    </style:style>
    <style:style style:name="P11" style:family="paragraph">
      <loext:graphic-properties draw:fill="solid" draw:fill-color="#000000"/>
      <style:paragraph-properties fo:margin-left="0cm" fo:margin-right="1cm" fo:margin-top="1cm" fo:margin-bottom="1cm" fo:text-align="center" fo:text-indent="0cm" style:writing-mode="lr-tb"/>
    </style:style>
    <style:style style:name="P12" style:family="paragraph">
      <style:paragraph-properties fo:margin-left="0cm" fo:margin-right="1cm" fo:margin-top="1cm" fo:margin-bottom="1cm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1cm" fo:margin-top="1cm" fo:margin-bottom="1cm" fo:text-align="center" fo:text-indent="0cm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950e" draw:opacity="60%"/>
      <style:paragraph-properties fo:text-align="center"/>
    </style:style>
    <style:style style:name="P16" style:family="paragraph">
      <loext:graphic-properties draw:fill="none" draw:fill-color="#ff9900"/>
      <style:paragraph-properties fo:text-align="center"/>
    </style:style>
    <style:style style:name="P17" style:family="paragraph">
      <loext:graphic-properties draw:fill="solid" draw:fill-color="#ffcccc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solid" draw:fill-color="#999999" draw:opacity="40%"/>
      <style:paragraph-properties fo:text-align="center"/>
    </style:style>
    <style:style style:name="P20" style:family="paragraph">
      <loext:graphic-properties draw:fill="hatch" draw:fill-color="#999999" draw:fill-hatch-name="Black_20_45_20_Degrees" draw:fill-hatch-solid="false" draw:opacity="40%"/>
      <style:paragraph-properties fo:text-align="center"/>
    </style:style>
    <style:style style:name="P21" style:family="paragraph">
      <loext:graphic-properties draw:fill="none" draw:fill-color="#999999" draw:fill-hatch-solid="false" draw:opacity="40%"/>
      <style:paragraph-properties fo:margin-left="0cm" fo:margin-right="1cm" fo:margin-top="1cm" fo:margin-bottom="1cm" fo:text-align="center" fo:text-indent="0cm" style:writing-mode="lr-tb"/>
    </style:style>
    <style:style style:name="T1" style:family="text">
      <style:text-properties style:font-name="Calibri1" fo:font-size="12pt" style:font-size-asian="18pt" style:font-size-complex="18pt"/>
    </style:style>
    <style:style style:name="T2" style:family="text">
      <style:text-properties style:font-name="Calibri1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699cm" svg:height="11.399cm" draw:transform="rotate (-1.5707963267949) translate (14.4cm 11.3cm)" svg:viewBox="0 0 1700 11400" draw:points="0,500 1700,11400 1700,3400 0,0">
          <text:p/>
        </draw:polygon>
        <draw:polygon draw:style-name="gr1" draw:text-style-name="P1" draw:layer="layout" svg:width="5.599cm" svg:height="13.699cm" draw:transform="rotate (-1.5707963267949) translate (14.76cm 4.733cm)" svg:viewBox="0 0 5600 13700" draw:points="0,9800 5600,13700 5600,0 0,3900">
          <text:p/>
        </draw:polygon>
        <draw:custom-shape draw:style-name="gr2" draw:text-style-name="P2" draw:layer="layout" svg:width="6cm" svg:height="1cm" svg:x="6.72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cm" svg:x="5.713cm" svg:y="2.5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cm" svg:x="5.434cm" svg:y="2.9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cm" svg:x="5.18cm" svg:y="3.33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43cm" svg:height="0.98cm" svg:x="1.046cm" svg:y="10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29cm" svg:height="0.98cm" svg:x="1.476cm" svg:y="10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cm" svg:height="0.98cm" svg:x="1.905cm" svg:y="10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1cm" svg:height="0.98cm" svg:x="2.335cm" svg:y="10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2.766cm" svg:y="10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3.195cm" svg:y="10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3.625cm" svg:y="10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4.05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4.48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4.91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5.34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5.77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6.20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6.63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06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493cm" svg:y="10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43cm" svg:height="0.98cm" svg:x="7.92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8.35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8.782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9.212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9.64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0.072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0.502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0.931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1.361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1.791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2.22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12.65cm" svg:y="10.3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29cm" svg:height="0.98cm" svg:x="13.081cm" svg:y="10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3cm" svg:height="0.98cm" svg:x="13.51cm" svg:y="10.3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429cm" svg:height="0.98cm" svg:x="13.94cm" svg:y="10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43cm" svg:height="0.98cm" svg:x="14.369cm" svg:y="10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0.516cm" svg:height="1.899cm" svg:x="12.994cm" svg:y="10.433cm">
            <draw:text-box>
              <text:p><text:span text:style-name="T1">V</text:span></text:p>
            </draw:text-box>
          </draw:frame>
          <draw:frame draw:style-name="gr10" draw:text-style-name="P10" draw:layer="layout" svg:width="0.516cm" svg:height="1.899cm" svg:x="13.424cm" svg:y="10.433cm">
            <draw:text-box>
              <text:p><text:span text:style-name="T1">U</text:span></text:p>
            </draw:text-box>
          </draw:frame>
          <draw:frame draw:style-name="gr10" draw:text-style-name="P10" draw:layer="layout" svg:width="0.515cm" svg:height="1.899cm" svg:x="13.854cm" svg:y="10.434cm">
            <draw:text-box>
              <text:p><text:span text:style-name="T1">C</text:span></text:p>
            </draw:text-box>
          </draw:frame>
          <draw:frame draw:style-name="gr10" draw:text-style-name="P10" draw:layer="layout" svg:width="0.516cm" svg:height="1.899cm" svg:x="14.283cm" svg:y="10.434cm">
            <draw:text-box>
              <text:p><text:span text:style-name="T1">P</text:span></text:p>
            </draw:text-box>
          </draw:frame>
        </draw:g>
        <draw:g>
          <draw:custom-shape draw:style-name="gr11" draw:text-style-name="P11" draw:layer="layout" svg:width="0.2cm" svg:height="0.2cm" draw:transform="rotate (1.02276294166868) translate (8.84cm 2.3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2cm" svg:height="0.2cm" draw:transform="rotate (1.02276294166868) translate (8.998cm 2.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2cm" svg:height="0.2cm" draw:transform="rotate (1.02276294166868) translate (9.155cm 1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2" draw:layer="layout" svg:width="2.5cm" svg:height="1cm" svg:x="5.42cm" svg:y="3.7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cm" svg:height="1cm" svg:x="7.92cm" svg:y="3.7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cm" svg:height="1cm" svg:x="8.42cm" svg:y="3.733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14cm" svg:height="1.283cm" svg:x="10.66cm" svg:y="3.833cm">
          <draw:text-box>
            <text:p><text:span text:style-name="T1">&lt;Frame 0</text:span></text:p>
          </draw:text-box>
        </draw:frame>
        <draw:frame draw:style-name="gr14" draw:text-style-name="P10" draw:layer="layout" svg:width="2.74cm" svg:height="1.283cm" svg:x="12.46cm" svg:y="1.133cm">
          <draw:text-box>
            <text:p><text:span text:style-name="T1">&lt;Frame 191</text:span></text:p>
          </draw:text-box>
        </draw:frame>
        <draw:g>
          <draw:custom-shape draw:style-name="gr11" draw:text-style-name="P11" draw:layer="layout" svg:width="0.2cm" svg:height="0.2cm" draw:transform="rotate (1.02276294166868) translate (9.146cm 9.0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2cm" svg:height="0.2cm" draw:transform="rotate (1.02276294166868) translate (9.304cm 8.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2cm" svg:height="0.2cm" draw:transform="rotate (1.02276294166868) translate (9.461cm 8.5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0.43cm" svg:height="0.98cm" svg:x="2.859cm" svg:y="7.6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29cm" svg:height="0.98cm" svg:x="3.289cm" svg:y="7.6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cm" svg:height="0.98cm" svg:x="3.718cm" svg:y="7.6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1cm" svg:height="0.98cm" svg:x="4.148cm" svg:y="7.6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4.579cm" svg:y="7.6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5.008cm" svg:y="7.6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5.438cm" svg:y="7.6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5.867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6.297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6.727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156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7.586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8.017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8.446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8.876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9.306cm" svg:y="7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43cm" svg:height="0.98cm" svg:x="9.736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0.166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0.595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11.025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1.456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1.885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2.315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2.744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3.174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3.604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4.033cm" svg:y="7.6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14.463cm" svg:y="7.6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29cm" svg:height="0.98cm" svg:x="14.894cm" svg:y="7.60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3cm" svg:height="0.98cm" svg:x="15.323cm" svg:y="7.60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429cm" svg:height="0.98cm" svg:x="15.753cm" svg:y="7.60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43cm" svg:height="0.98cm" svg:x="16.182cm" svg:y="7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0.516cm" svg:height="1.899cm" svg:x="14.807cm" svg:y="7.701cm">
            <draw:text-box>
              <text:p text:style-name="P12"><text:span text:style-name="T1">V</text:span></text:p>
            </draw:text-box>
          </draw:frame>
          <draw:frame draw:style-name="gr10" draw:text-style-name="P10" draw:layer="layout" svg:width="0.516cm" svg:height="1.899cm" svg:x="15.237cm" svg:y="7.701cm">
            <draw:text-box>
              <text:p text:style-name="P12"><text:span text:style-name="T1">U</text:span></text:p>
            </draw:text-box>
          </draw:frame>
          <draw:frame draw:style-name="gr10" draw:text-style-name="P10" draw:layer="layout" svg:width="0.515cm" svg:height="1.899cm" svg:x="15.667cm" svg:y="7.702cm">
            <draw:text-box>
              <text:p text:style-name="P12"><text:span text:style-name="T1">C</text:span></text:p>
            </draw:text-box>
          </draw:frame>
          <draw:frame draw:style-name="gr10" draw:text-style-name="P10" draw:layer="layout" svg:width="0.516cm" svg:height="1.899cm" svg:x="16.096cm" svg:y="7.702cm">
            <draw:text-box>
              <text:p text:style-name="P12"><text:span text:style-name="T1">P</text:span></text:p>
            </draw:text-box>
          </draw:frame>
        </draw:g>
        <draw:g>
          <draw:custom-shape draw:style-name="gr3" draw:text-style-name="P3" draw:layer="layout" svg:width="0.43cm" svg:height="0.98cm" svg:x="1.843cm" svg:y="9.1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29cm" svg:height="0.98cm" svg:x="2.273cm" svg:y="9.1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cm" svg:height="0.98cm" svg:x="2.702cm" svg:y="9.1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1cm" svg:height="0.98cm" svg:x="3.132cm" svg:y="9.1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3.563cm" svg:y="9.1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3.992cm" svg:y="9.1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4.422cm" svg:y="9.1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4.851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5.281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5.711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6.14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6.57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7.001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43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86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8.29cm" svg:y="9.1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43cm" svg:height="0.98cm" svg:x="8.72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9.15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9.579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10.009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0.44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0.869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1.299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1.728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2.158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2.588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3.017cm" svg:y="9.1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13.447cm" svg:y="9.1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29cm" svg:height="0.98cm" svg:x="13.878cm" svg:y="9.1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3cm" svg:height="0.98cm" svg:x="14.307cm" svg:y="9.1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429cm" svg:height="0.98cm" svg:x="14.737cm" svg:y="9.1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43cm" svg:height="0.98cm" svg:x="15.166cm" svg:y="9.1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0.516cm" svg:height="1.899cm" svg:x="13.791cm" svg:y="9.233cm">
            <draw:text-box>
              <text:p><text:span text:style-name="T1">V</text:span></text:p>
            </draw:text-box>
          </draw:frame>
          <draw:frame draw:style-name="gr10" draw:text-style-name="P10" draw:layer="layout" svg:width="0.516cm" svg:height="1.899cm" svg:x="14.221cm" svg:y="9.233cm">
            <draw:text-box>
              <text:p><text:span text:style-name="T1">U</text:span></text:p>
            </draw:text-box>
          </draw:frame>
          <draw:frame draw:style-name="gr10" draw:text-style-name="P10" draw:layer="layout" svg:width="0.515cm" svg:height="1.899cm" svg:x="14.651cm" svg:y="9.234cm">
            <draw:text-box>
              <text:p><text:span text:style-name="T1">C</text:span></text:p>
            </draw:text-box>
          </draw:frame>
          <draw:frame draw:style-name="gr10" draw:text-style-name="P10" draw:layer="layout" svg:width="0.516cm" svg:height="1.899cm" svg:x="15.08cm" svg:y="9.234cm">
            <draw:text-box>
              <text:p><text:span text:style-name="T1">P</text:span></text:p>
            </draw:text-box>
          </draw:frame>
        </draw:g>
        <draw:g>
          <draw:custom-shape draw:style-name="gr3" draw:text-style-name="P3" draw:layer="layout" svg:width="0.43cm" svg:height="0.98cm" svg:x="1.577cm" svg:y="9.5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29cm" svg:height="0.98cm" svg:x="2.007cm" svg:y="9.5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cm" svg:height="0.98cm" svg:x="2.436cm" svg:y="9.5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1cm" svg:height="0.98cm" svg:x="2.866cm" svg:y="9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3.297cm" svg:y="9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3.726cm" svg:y="9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4.156cm" svg:y="9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4.585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5.015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5.445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5.874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6.304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6.735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164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594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8.024cm" svg:y="9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43cm" svg:height="0.98cm" svg:x="8.454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8.884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9.313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9.743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0.174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0.603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1.033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1.462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1.892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2.322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2.751cm" svg:y="9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13.181cm" svg:y="9.5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29cm" svg:height="0.98cm" svg:x="13.612cm" svg:y="9.5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3cm" svg:height="0.98cm" svg:x="14.041cm" svg:y="9.5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429cm" svg:height="0.98cm" svg:x="14.471cm" svg:y="9.5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43cm" svg:height="0.98cm" svg:x="14.9cm" svg:y="9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0.516cm" svg:height="1.899cm" svg:x="13.525cm" svg:y="9.633cm">
            <draw:text-box>
              <text:p><text:span text:style-name="T1">V</text:span></text:p>
            </draw:text-box>
          </draw:frame>
          <draw:frame draw:style-name="gr10" draw:text-style-name="P10" draw:layer="layout" svg:width="0.516cm" svg:height="1.899cm" svg:x="13.955cm" svg:y="9.633cm">
            <draw:text-box>
              <text:p><text:span text:style-name="T1">U</text:span></text:p>
            </draw:text-box>
          </draw:frame>
          <draw:frame draw:style-name="gr10" draw:text-style-name="P10" draw:layer="layout" svg:width="0.515cm" svg:height="1.899cm" svg:x="14.385cm" svg:y="9.634cm">
            <draw:text-box>
              <text:p><text:span text:style-name="T1">C</text:span></text:p>
            </draw:text-box>
          </draw:frame>
          <draw:frame draw:style-name="gr10" draw:text-style-name="P10" draw:layer="layout" svg:width="0.516cm" svg:height="1.899cm" svg:x="14.814cm" svg:y="9.634cm">
            <draw:text-box>
              <text:p><text:span text:style-name="T1">P</text:span></text:p>
            </draw:text-box>
          </draw:frame>
        </draw:g>
        <draw:g>
          <draw:custom-shape draw:style-name="gr3" draw:text-style-name="P3" draw:layer="layout" svg:width="0.43cm" svg:height="0.98cm" svg:x="1.31cm" svg:y="9.9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29cm" svg:height="0.98cm" svg:x="1.74cm" svg:y="9.9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cm" svg:height="0.98cm" svg:x="2.169cm" svg:y="9.9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1cm" svg:height="0.98cm" svg:x="2.599cm" svg:y="9.9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3.03cm" svg:y="9.9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3.459cm" svg:y="9.9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3.889cm" svg:y="9.9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4.318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4.748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5.178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5.607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6.037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6.468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6.897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327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757cm" svg:y="9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43cm" svg:height="0.98cm" svg:x="8.187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8.617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9.046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9.476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9.907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0.336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0.766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1.195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1.625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2.055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2.484cm" svg:y="9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12.914cm" svg:y="9.9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29cm" svg:height="0.98cm" svg:x="13.345cm" svg:y="9.9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3cm" svg:height="0.98cm" svg:x="13.774cm" svg:y="9.9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429cm" svg:height="0.98cm" svg:x="14.204cm" svg:y="9.9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43cm" svg:height="0.98cm" svg:x="14.633cm" svg:y="9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0.516cm" svg:height="1.899cm" svg:x="13.258cm" svg:y="10.033cm">
            <draw:text-box>
              <text:p><text:span text:style-name="T1">V</text:span></text:p>
            </draw:text-box>
          </draw:frame>
          <draw:frame draw:style-name="gr10" draw:text-style-name="P10" draw:layer="layout" svg:width="0.516cm" svg:height="1.899cm" svg:x="13.688cm" svg:y="10.033cm">
            <draw:text-box>
              <text:p><text:span text:style-name="T1">U</text:span></text:p>
            </draw:text-box>
          </draw:frame>
          <draw:frame draw:style-name="gr10" draw:text-style-name="P10" draw:layer="layout" svg:width="0.515cm" svg:height="1.899cm" svg:x="14.118cm" svg:y="10.034cm">
            <draw:text-box>
              <text:p><text:span text:style-name="T1">C</text:span></text:p>
            </draw:text-box>
          </draw:frame>
          <draw:frame draw:style-name="gr10" draw:text-style-name="P10" draw:layer="layout" svg:width="0.516cm" svg:height="1.899cm" svg:x="14.547cm" svg:y="10.034cm">
            <draw:text-box>
              <text:p><text:span text:style-name="T1">P</text:span></text:p>
            </draw:text-box>
          </draw:frame>
        </draw:g>
        <draw:g>
          <draw:custom-shape draw:style-name="gr3" draw:text-style-name="P3" draw:layer="layout" svg:width="0.43cm" svg:height="0.98cm" svg:x="1.047cm" svg:y="10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29cm" svg:height="0.98cm" svg:x="1.477cm" svg:y="10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cm" svg:height="0.98cm" svg:x="1.906cm" svg:y="10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31cm" svg:height="0.98cm" svg:x="2.336cm" svg:y="10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2.767cm" svg:y="10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3.196cm" svg:y="10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29cm" svg:height="0.98cm" svg:x="3.626cm" svg:y="10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43cm" svg:height="0.98cm" svg:x="4.055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4.485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4.915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5.34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5.77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6.205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6.63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06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7.494cm" svg:y="10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43cm" svg:height="0.98cm" svg:x="7.92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8.35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8.78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9.21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9.644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0.07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0.503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0.932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1.362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29cm" svg:height="0.98cm" svg:x="11.792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cm" svg:height="0.98cm" svg:x="12.221cm" svg:y="10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431cm" svg:height="0.98cm" svg:x="12.651cm" svg:y="10.3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29cm" svg:height="0.98cm" svg:x="13.082cm" svg:y="10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3cm" svg:height="0.98cm" svg:x="13.511cm" svg:y="10.3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429cm" svg:height="0.98cm" svg:x="13.941cm" svg:y="10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43cm" svg:height="0.98cm" svg:x="14.37cm" svg:y="10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0.516cm" svg:height="1.899cm" svg:x="12.995cm" svg:y="10.433cm">
            <draw:text-box>
              <text:p><text:span text:style-name="T1">V</text:span></text:p>
            </draw:text-box>
          </draw:frame>
          <draw:frame draw:style-name="gr10" draw:text-style-name="P10" draw:layer="layout" svg:width="0.516cm" svg:height="1.899cm" svg:x="13.425cm" svg:y="10.433cm">
            <draw:text-box>
              <text:p><text:span text:style-name="T1">U</text:span></text:p>
            </draw:text-box>
          </draw:frame>
          <draw:frame draw:style-name="gr10" draw:text-style-name="P10" draw:layer="layout" svg:width="0.515cm" svg:height="1.899cm" svg:x="13.855cm" svg:y="10.434cm">
            <draw:text-box>
              <text:p><text:span text:style-name="T1">C</text:span></text:p>
            </draw:text-box>
          </draw:frame>
          <draw:frame draw:style-name="gr10" draw:text-style-name="P10" draw:layer="layout" svg:width="0.516cm" svg:height="1.899cm" svg:x="14.284cm" svg:y="10.434cm">
            <draw:text-box>
              <text:p><text:span text:style-name="T1">P</text:span></text:p>
            </draw:text-box>
          </draw:frame>
        </draw:g>
        <draw:g>
          <draw:custom-shape draw:style-name="gr11" draw:text-style-name="P11" draw:layer="layout" svg:width="0.2cm" svg:height="0.2cm" draw:transform="rotate (1.02276294166868) translate (9.147cm 9.0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2cm" svg:height="0.2cm" draw:transform="rotate (1.02276294166868) translate (9.305cm 8.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2cm" svg:height="0.2cm" draw:transform="rotate (1.02276294166868) translate (9.462cm 8.5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3" draw:layer="layout" svg:width="6cm" svg:height="2.734cm" draw:transform="skewX (0.5848598323433) translate (6.736cm 1.00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6cm" svg:height="2.734cm" draw:transform="skewX (0.5848598323433) translate (6.718cm 1.998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3.754cm" svg:height="2.734cm" draw:transform="skewX (0.5848598323433) translate (2.858cm 7.598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3.754cm" svg:height="2.734cm" draw:transform="skewX (0.5848598323433) translate (2.858cm 8.58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2cm" svg:height="3.3cm" draw:transform="rotate (-0.583638101866904) translate (14.547cm 1.99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8" draw:text-style-name="P14" draw:layer="layout" svg:x1="10.96cm" svg:y1="4.733cm" svg:x2="12.66cm" svg:y2="4.733cm">
          <text:p/>
        </draw:line>
        <draw:line draw:style-name="gr18" draw:text-style-name="P14" draw:layer="layout" svg:x1="12.775cm" svg:y1="2.002cm" svg:x2="14.475cm" svg:y2="2.002cm">
          <text:p/>
        </draw:line>
        <draw:frame draw:style-name="gr14" draw:text-style-name="P10" draw:layer="layout" svg:width="2.74cm" svg:height="1.283cm" svg:x="13.62cm" svg:y="3.15cm">
          <draw:text-box>
            <text:p><text:span text:style-name="T1">Block </text:span><text:span text:style-name="T2">n</text:span></text:p>
          </draw:text-box>
        </draw:frame>
        <draw:custom-shape draw:style-name="gr13" draw:text-style-name="P2" draw:layer="layout" svg:width="0.5cm" svg:height="1cm" svg:x="4.92cm" svg:y="3.733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0.6cm" svg:height="0.767cm" svg:x="4.82cm" svg:y="3.835cm">
          <draw:text-box>
            <text:p><text:span text:style-name="T1">X</text:span></text:p>
          </draw:text-box>
        </draw:frame>
        <draw:frame draw:style-name="gr19" draw:text-style-name="P10" draw:layer="layout" svg:width="1.7cm" svg:height="0.767cm" svg:x="5.72cm" svg:y="3.834cm">
          <draw:text-box>
            <text:p><text:span text:style-name="T1">Chan 1</text:span></text:p>
          </draw:text-box>
        </draw:frame>
        <draw:frame draw:style-name="gr19" draw:text-style-name="P10" draw:layer="layout" svg:width="0.6cm" svg:height="0.767cm" svg:x="7.82cm" svg:y="3.834cm">
          <draw:text-box>
            <text:p><text:span text:style-name="T1">Y</text:span></text:p>
          </draw:text-box>
        </draw:frame>
        <draw:frame draw:style-name="gr19" draw:text-style-name="P10" draw:layer="layout" svg:width="1.7cm" svg:height="0.767cm" svg:x="8.72cm" svg:y="3.835cm">
          <draw:text-box>
            <text:p><text:span text:style-name="T1">Chan 2</text:span></text:p>
          </draw:text-box>
        </draw:frame>
        <draw:custom-shape draw:style-name="gr17" draw:text-style-name="P14" draw:layer="layout" svg:width="0.2cm" svg:height="3.3cm" draw:transform="rotate (-0.570722665402146) translate (17.06cm 8.7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0" draw:layer="layout" svg:width="2.94cm" svg:height="1.799cm" svg:x="16.36cm" svg:y="9.634cm">
          <draw:text-box>
            <text:p><text:span text:style-name="T1">192 V,U,C,P bits per block</text:span></text:p>
          </draw:text-box>
        </draw:frame>
        <draw:polygon draw:style-name="gr21" draw:text-style-name="P15" draw:layer="layout" svg:width="0.299cm" svg:height="0.199cm" draw:transform="rotate (1.5707963267949) translate (14.945cm 9.533cm)" svg:viewBox="0 0 300 200" draw:points="0,200 300,200 0,0">
          <text:p/>
        </draw:polygon>
        <draw:polygon draw:style-name="gr21" draw:text-style-name="P15" draw:layer="layout" svg:width="0.352cm" svg:height="0.215cm" draw:transform="rotate (1.5707963267949) translate (14.684cm 9.933cm)" svg:viewBox="0 0 353 216" draw:points="0,214 353,216 0,0">
          <text:p/>
        </draw:polygon>
        <draw:polygon draw:style-name="gr21" draw:text-style-name="P15" draw:layer="layout" svg:width="0.352cm" svg:height="0.215cm" draw:transform="rotate (1.5707963267949) translate (14.419cm 10.333cm)" svg:viewBox="0 0 353 216" draw:points="0,214 353,216 0,0">
          <text:p/>
        </draw:polygon>
        <draw:polygon draw:style-name="gr21" draw:text-style-name="P15" draw:layer="layout" svg:width="1.867cm" svg:height="1.021cm" draw:transform="rotate (-1.5707963267949) translate (16.182cm 7.598cm)" svg:viewBox="0 0 1868 1022" draw:points="0,0 983,0 1868,586 1535,586 1535,822 1535,1022 1159,768">
          <text:p/>
        </draw:polygon>
        <draw:polygon draw:style-name="gr22" draw:text-style-name="P15" draw:layer="layout" svg:width="2.218cm" svg:height="3.682cm" svg:x="13.941cm" svg:y="7.633cm" svg:viewBox="0 0 2219 3683" draw:points="0,3683 428,3683 428,2700 2219,0 1819,0 0,2700">
          <text:p/>
        </draw:polygon>
        <draw:line draw:style-name="gr23" draw:text-style-name="P16" draw:layer="layout" svg:x1="16.16cm" svg:y1="7.635cm" svg:x2="16.16cm" svg:y2="8.533cm">
          <text:p/>
        </draw:line>
        <draw:line draw:style-name="gr23" draw:text-style-name="P16" draw:layer="layout" svg:x1="16.16cm" svg:y1="8.533cm" svg:x2="15.609cm" svg:y2="9.376cm">
          <text:p/>
        </draw:line>
        <draw:custom-shape draw:style-name="gr24" draw:text-style-name="P17" draw:layer="layout" svg:width="0.1cm" svg:height="0.194cm" svg:x="15.496cm" svg:y="9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cm" svg:height="1cm" svg:x="3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16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44cm" svg:height="1.283cm" svg:x="2.786cm" svg:y="13.1cm">
          <draw:text-box>
            <text:p><text:span text:style-name="T1">UoCS</text:span></text:p>
          </draw:text-box>
        </draw:frame>
        <draw:frame draw:style-name="gr20" draw:text-style-name="P10" draw:layer="layout" svg:width="1.54cm" svg:height="1.799cm" svg:x="3.76cm" svg:y="12.904cm">
          <draw:text-box>
            <text:p><text:span text:style-name="T1">LPCM</text:span></text:p>
            <text:p><text:span text:style-name="T1">ID</text:span></text:p>
          </draw:text-box>
        </draw:frame>
        <draw:frame draw:style-name="gr14" draw:text-style-name="P10" draw:layer="layout" svg:width="2.4cm" svg:height="1.283cm" svg:x="5.4cm" svg:y="12.848cm">
          <draw:text-box>
            <text:p><text:span text:style-name="T1">Audio <text:s/>pre emphasis</text:span></text:p>
          </draw:text-box>
        </draw:frame>
        <draw:frame draw:style-name="gr20" draw:text-style-name="P10" draw:layer="layout" svg:width="1.54cm" svg:height="1.799cm" svg:x="7.86cm" svg:y="13.1cm">
          <draw:text-box>
            <text:p><text:span text:style-name="T1">Lock</text:span></text:p>
          </draw:text-box>
        </draw:frame>
        <draw:frame draw:style-name="gr20" draw:text-style-name="P10" draw:layer="layout" svg:width="2.5cm" svg:height="1.799cm" svg:x="8.835cm" svg:y="13.101cm">
          <draw:text-box>
            <text:p><text:span text:style-name="T1">Samp freq</text:span></text:p>
          </draw:text-box>
        </draw:frame>
        <draw:custom-shape draw:style-name="gr26" draw:text-style-name="P19" draw:layer="layout" svg:width="1cm" svg:height="1cm" svg:x="3cm" svg:y="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cm" svg:height="1cm" svg:x="5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0.4cm" svg:height="14.5cm" svg:x="23.1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0" draw:layer="layout" svg:width="3.94cm" svg:height="1.799cm" svg:x="23.8cm" svg:y="19.7cm">
          <draw:text-box>
            <text:p><text:span text:style-name="T1">192 bit channel status data</text:span></text:p>
          </draw:text-box>
        </draw:frame>
        <draw:frame draw:style-name="gr29" draw:text-style-name="P10" draw:layer="layout" svg:width="3.1cm" svg:height="0.883cm" svg:x="3.5cm" svg:y="14.1cm">
          <draw:text-box>
            <text:p><text:span text:style-name="T1">Channel mode</text:span></text:p>
          </draw:text-box>
        </draw:frame>
        <draw:frame draw:style-name="gr14" draw:text-style-name="P10" draw:layer="layout" svg:width="3.1cm" svg:height="1.283cm" svg:x="7.515cm" svg:y="13.872cm">
          <draw:text-box>
            <text:p><text:span text:style-name="T1">Format of usr channel word</text:span></text:p>
          </draw:text-box>
        </draw:frame>
        <draw:custom-shape draw:style-name="gr30" draw:text-style-name="P19" draw:layer="layout" svg:width="4cm" svg:height="1cm" svg:x="7cm" svg:y="14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3.24cm" svg:height="1.099cm" svg:x="3cm" svg:y="15.1cm">
          <draw:text-box>
            <text:p><text:span text:style-name="T1">Use of AUX bits</text:span></text:p>
          </draw:text-box>
        </draw:frame>
        <draw:frame draw:style-name="gr19" draw:text-style-name="P10" draw:layer="layout" svg:width="2.8cm" svg:height="0.767cm" svg:x="6.4cm" svg:y="15.1cm">
          <draw:text-box>
            <text:p><text:span text:style-name="T1">Src wrd len</text:span></text:p>
          </draw:text-box>
        </draw:frame>
        <draw:custom-shape draw:style-name="gr27" draw:text-style-name="P19" draw:layer="layout" svg:width="3cm" svg:height="1cm" svg:x="6cm" svg:y="15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3.7cm" svg:height="0.767cm" svg:x="4.8cm" svg:y="16.133cm">
          <draw:text-box>
            <text:p><text:span text:style-name="T1">Channel number</text:span></text:p>
          </draw:text-box>
        </draw:frame>
        <draw:custom-shape draw:style-name="gr32" draw:text-style-name="P19" draw:layer="layout" svg:width="7cm" svg:height="1cm" svg:x="3cm" svg:y="16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0.9cm" svg:height="0.8cm" svg:x="10.1cm" svg:y="16.1cm">
          <draw:text-box>
            <text:p><text:span text:style-name="T1">0</text:span></text:p>
          </draw:text-box>
        </draw:frame>
        <draw:custom-shape draw:style-name="gr25" draw:text-style-name="P18" draw:layer="layout" svg:width="1cm" svg:height="1cm" svg:x="3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17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2cm" svg:height="1.283cm" svg:x="3cm" svg:y="16.856cm">
          <draw:text-box>
            <text:p><text:span text:style-name="T1">Digital audio ref</text:span></text:p>
          </draw:text-box>
        </draw:frame>
        <draw:custom-shape draw:style-name="gr25" draw:text-style-name="P18" draw:layer="layout" svg:width="1cm" svg:height="1cm" svg:x="7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17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cm" svg:height="0.9cm" svg:x="6.055cm" svg:y="17.1cm">
          <draw:text-box>
            <text:p><text:span text:style-name="T1">Extended samp freq</text:span></text:p>
          </draw:text-box>
        </draw:frame>
        <draw:custom-shape draw:style-name="gr35" draw:text-style-name="P20" draw:layer="layout" svg:width="1cm" svg:height="1cm" svg:x="5cm" svg:y="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4cm" svg:height="1cm" svg:x="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0" draw:layer="layout" svg:width="0.9cm" svg:height="0.8cm" svg:x="10.1cm" svg:y="17.1cm">
          <draw:text-box>
            <text:p><text:span text:style-name="T1">SF</text:span></text:p>
          </draw:text-box>
        </draw:frame>
        <draw:custom-shape draw:style-name="gr35" draw:text-style-name="P20" draw:layer="layout" svg:width="1cm" svg:height="1cm" svg:x="3cm" svg:y="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5cm" svg:y="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7cm" svg:y="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9cm" svg:y="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8cm" svg:height="1cm" svg:x="3cm" svg:y="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3cm" svg:y="1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1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19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5cm" svg:y="1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1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19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7cm" svg:y="1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1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19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9cm" svg:y="1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1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19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3cm" svg:y="20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20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20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5cm" svg:y="20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20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20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7cm" svg:y="20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20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20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9cm" svg:y="20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20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20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3cm" svg:y="2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2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21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5cm" svg:y="2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2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21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7cm" svg:y="2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2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21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9cm" svg:y="2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2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21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3cm" svg:y="2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2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22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5cm" svg:y="2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2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22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7cm" svg:y="2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2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22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9cm" svg:y="2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2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22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3cm" svg:y="2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2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23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5cm" svg:y="2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2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23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7cm" svg:y="2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2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23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9cm" svg:y="2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2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23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3cm" svg:y="24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24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24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5cm" svg:y="24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24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24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7cm" svg:y="24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24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24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9cm" svg:y="24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24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24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3cm" svg:y="2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2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25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5cm" svg:y="2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2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25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7cm" svg:y="2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2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25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9cm" svg:y="2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2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25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3cm" svg:y="2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3cm" svg:y="2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4cm" svg:y="26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5cm" svg:y="2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5cm" svg:y="2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6cm" svg:y="26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7cm" svg:y="2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7cm" svg:y="2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8cm" svg:y="26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cm" svg:height="1cm" svg:x="9cm" svg:y="2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9cm" svg:y="2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1cm" svg:x="10cm" svg:y="2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1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1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1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1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1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1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1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1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2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2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2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2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2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2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2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2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2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2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2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2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21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21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21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21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21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21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21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21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21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21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21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21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2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2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2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2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2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2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2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2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2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2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2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2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2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2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23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2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2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23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2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2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23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2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2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23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2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2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2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2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2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2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2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2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2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2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2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2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2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2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25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2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2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25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2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2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25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2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2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25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4.04cm" svg:y="2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4.04cm" svg:y="2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5.04cm" svg:y="2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6.04cm" svg:y="2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6.04cm" svg:y="2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7.04cm" svg:y="2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18.04cm" svg:y="2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8.04cm" svg:y="2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19.04cm" svg:y="2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cm" svg:height="1cm" svg:x="20.04cm" svg:y="2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0.04cm" svg:y="2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cm" svg:height="1cm" svg:x="21.04cm" svg:y="26.5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94cm" svg:height="1.799cm" svg:x="5.2cm" svg:y="20.5cm">
          <draw:text-box>
            <text:p><text:span text:style-name="T1">x4 ASCII characters for channel origin</text:span></text:p>
          </draw:text-box>
        </draw:frame>
        <draw:frame draw:style-name="gr20" draw:text-style-name="P10" draw:layer="layout" svg:width="3.94cm" svg:height="1.799cm" svg:x="5.16cm" svg:y="24.801cm">
          <draw:text-box>
            <text:p><text:span text:style-name="T1">x4 ASCII characters for channel destination</text:span></text:p>
          </draw:text-box>
        </draw:frame>
        <draw:frame draw:style-name="gr20" draw:text-style-name="P10" draw:layer="layout" svg:width="3.94cm" svg:height="1.799cm" svg:x="16.1cm" svg:y="18.201cm">
          <draw:text-box>
            <text:p><text:span text:style-name="T1">32-bit sample address</text:span></text:p>
          </draw:text-box>
        </draw:frame>
        <draw:frame draw:style-name="gr20" draw:text-style-name="P10" draw:layer="layout" svg:width="3.94cm" svg:height="1.799cm" svg:x="16cm" svg:y="22.6cm">
          <draw:text-box>
            <text:p><text:span text:style-name="T1">32-bit sample address</text:span></text:p>
          </draw:text-box>
        </draw:frame>
        <draw:frame draw:style-name="gr39" draw:text-style-name="P10" draw:layer="layout" svg:width="3.2cm" svg:height="0.799cm" svg:x="17.94cm" svg:y="25.601cm">
          <draw:text-box>
            <text:p><text:span text:style-name="T1">Reliability flags</text:span></text:p>
          </draw:text-box>
        </draw:frame>
        <draw:frame draw:style-name="gr39" draw:text-style-name="P10" draw:layer="layout" svg:width="1.6cm" svg:height="0.799cm" svg:x="17.44cm" svg:y="26.601cm">
          <draw:text-box>
            <text:p><text:span text:style-name="T1">CRC</text:span></text:p>
          </draw:text-box>
        </draw:frame>
        <draw:frame draw:style-name="gr19" draw:text-style-name="P10" draw:layer="layout" svg:width="2.54cm" svg:height="0.767cm" svg:x="1.16cm" svg:y="13.133cm">
          <draw:text-box>
            <text:p><text:span text:style-name="T1">Byte 0</text:span></text:p>
          </draw:text-box>
        </draw:frame>
        <draw:frame draw:style-name="gr19" draw:text-style-name="P10" draw:layer="layout" svg:width="2.54cm" svg:height="0.767cm" svg:x="1.16cm" svg:y="14.034cm">
          <draw:text-box>
            <text:p><text:span text:style-name="T1">Byte 1</text:span></text:p>
          </draw:text-box>
        </draw:frame>
        <draw:frame draw:style-name="gr19" draw:text-style-name="P10" draw:layer="layout" svg:width="2.54cm" svg:height="0.767cm" svg:x="1.16cm" svg:y="15.035cm">
          <draw:text-box>
            <text:p><text:span text:style-name="T1">Byte 2</text:span></text:p>
          </draw:text-box>
        </draw:frame>
        <draw:frame draw:style-name="gr19" draw:text-style-name="P10" draw:layer="layout" svg:width="2.54cm" svg:height="0.767cm" svg:x="1.16cm" svg:y="19.236cm">
          <draw:text-box>
            <text:p><text:span text:style-name="T1">Byte 6</text:span></text:p>
          </draw:text-box>
        </draw:frame>
        <draw:frame draw:style-name="gr19" draw:text-style-name="P10" draw:layer="layout" svg:width="2.54cm" svg:height="0.767cm" svg:x="1.16cm" svg:y="23.637cm">
          <draw:text-box>
            <text:p><text:span text:style-name="T1">Byte 10</text:span></text:p>
          </draw:text-box>
        </draw:frame>
        <draw:frame draw:style-name="gr19" draw:text-style-name="P10" draw:layer="layout" svg:width="2.54cm" svg:height="0.767cm" svg:x="12.2cm" svg:y="17.108cm">
          <draw:text-box>
            <text:p><text:span text:style-name="T1">Byte 14</text:span></text:p>
          </draw:text-box>
        </draw:frame>
        <draw:frame draw:style-name="gr19" draw:text-style-name="P10" draw:layer="layout" svg:width="2.54cm" svg:height="0.767cm" svg:x="12.2cm" svg:y="21.309cm">
          <draw:text-box>
            <text:p><text:span text:style-name="T1">Byte 18</text:span></text:p>
          </draw:text-box>
        </draw:frame>
        <draw:frame draw:style-name="gr19" draw:text-style-name="P10" draw:layer="layout" svg:width="2.54cm" svg:height="0.767cm" svg:x="12.2cm" svg:y="25.61cm">
          <draw:text-box>
            <text:p><text:span text:style-name="T1">Byte 22</text:span></text:p>
          </draw:text-box>
        </draw:frame>
        <draw:frame draw:style-name="gr19" draw:text-style-name="P10" draw:layer="layout" svg:width="2.54cm" svg:height="0.767cm" svg:x="12.2cm" svg:y="26.611cm">
          <draw:text-box>
            <text:p><text:span text:style-name="T1">Byte 23</text:span></text:p>
          </draw:text-box>
        </draw:frame>
        <draw:custom-shape draw:style-name="gr40" draw:text-style-name="P20" draw:layer="layout" svg:width="2cm" svg:height="1cm" svg:x="9cm" svg:y="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3cm" svg:height="1cm" svg:x="14.04cm" svg:y="25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8cm" svg:height="14.5cm" svg:x="3cm" svg:y="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8cm" svg:height="10.5cm" svg:x="14cm" svg:y="17cm">
          <text:p/>
          <draw:enhanced-geometry svg:viewBox="0 0 21600 21600" draw:type="rectangle" draw:enhanced-path="M 0 0 L 21600 0 21600 21600 0 21600 0 0 Z N"/>
        </draw:custom-shape>
        <draw:polyline draw:style-name="gr44" draw:text-style-name="P14" draw:layer="layout" svg:width="12.899cm" svg:height="10.999cm" draw:transform="rotate (-1.5707963267949) translate (18cm 16cm)" svg:viewBox="0 0 12900 11000" draw:points="11500,11000 12900,11000 12900,6000 0,6000 0,0 1000,0">
          <text:p/>
        </draw:polyline>
        <draw:custom-shape draw:style-name="gr45" draw:text-style-name="P19" draw:layer="layout" svg:width="2cm" svg:height="1cm" svg:x="9cm" svg:y="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1:23:44.903000000</meta:creation-date>
    <dc:date>2016-09-28T15:18:44.012000000</dc:date>
    <meta:editing-duration>PT46M17S</meta:editing-duration>
    <meta:editing-cycles>9</meta:editing-cycles>
    <meta:generator>LibreOffice/5.2.0.4$Windows_x86 LibreOffice_project/066b007f5ebcc236395c7d282ba488bca6720265</meta:generator>
    <meta:document-statistic meta:object-count="581"/>
  </office:meta>
</office:document-meta>
</file>